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3937in" fo:margin-top="0.1965in" fo:margin-bottom="0.1965in" loext:contextual-spacing="false" fo:text-align="end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3937in" fo:margin-bottom="0.3937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181in" fo:margin-bottom="0.1181in" loext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.1181in" fo:margin-bottom="0.1181in" loext:contextual-spacing="false" fo:text-align="justify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181in" fo:margin-bottom="0.1181in" loext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margin-left="0in" fo:margin-right="0in" fo:margin-top="0.1181in" fo:margin-bottom="0.1181in" loext:contextual-spacing="false" fo:text-align="justify" style:justify-single-word="false" fo:text-indent="0.3937in" style:auto-text-indent="false"/>
    </style:style>
    <style:style style:name="P7" style:family="paragraph" style:parent-style-name="Standard">
      <style:paragraph-properties fo:margin-top="1.1811in" fo:margin-bottom="0.1965in" loext:contextual-spacing="false">
        <style:tab-stops>
          <style:tab-stop style:position="3.9366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officeooo:rsid="0001a9a0" style:font-size-asian="12pt" style:font-size-complex="12pt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1a9a0" fo:background-color="transparent" loext:char-shading-value="0"/>
    </style:style>
    <style:style style:name="T5" style:family="text">
      <style:text-properties officeooo:rsid="00020dfd" fo:background-color="transparent" loext:char-shading-value="0"/>
    </style:style>
    <style:style style:name="T6" style:family="text">
      <style:text-properties officeooo:rsid="0001a9a0"/>
    </style:style>
    <style:style style:name="T7" style:family="text">
      <style:text-properties officeooo:rsid="00020dfd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Aires, <text:span text:style-name="T7">5</text:span><text:span text:style-name="T3"> de </text:span><text:span text:style-name="T5">Abril</text:span><text:span text:style-name="T3"> de 201</text:span><text:span text:style-name="T4">6</text:span></text:p>
      <text:p text:style-name="P2">Sr. Director del Departamento de Electrónica</text:p>
      <text:p text:style-name="P3">S<text:tab/>/<text:tab/>D</text:p>
      <text:p text:style-name="P4">De mi mayor consideración</text:p>
      <text:p text:style-name="P6"><text:span text:style-name="T1">Tengo el agrado de dirigirme a usted a fin de presentar, cumpliendo lo normado en el Anexo a la Resolución Nº 1511/90, artículo 1, inciso 7, el Acta de Acuerdo que contiene el tema de Tesis y el Plan de Estudios personal para el Ciclo Superior correspondiente al alumno Sr. </text:span><text:span text:style-name="T2">Luciano César Natale</text:span><text:span text:style-name="T1"> (padrón </text:span>8<text:span text:style-name="T6">6659</text:span><text:span text:style-name="T1"> ).</text:span></text:p>
      <text:p text:style-name="P5">Manifiesto estar de acuerdo con el Plan de Estudios y el tema propuesto.</text:p>
      <text:p text:style-name="P5">Sin otro particular, lo saluda atentamente,</text:p>
      <text:p text:style-name="P7"><text:tab/>Ing. Nicolás Alvarez<text:line-break/><text:tab/>Profesor Adjunto<text:line-break/><text:tab/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4-05T17:28:55.213582864</dc:date>
    <meta:editing-duration>PT1H35M23S</meta:editing-duration>
    <meta:editing-cycles>17</meta:editing-cycles>
    <meta:generator>LibreOffice/4.3.7.2$Linux_X86_64 LibreOffice_project/430$Build-2</meta:generator>
    <meta:printed-by>José Lipovetzky</meta:printed-by>
    <meta:print-date>2012-12-18T17:38:56</meta:print-date>
    <dc:creator>Luciano Natale</dc:creator>
    <meta:document-statistic meta:table-count="0" meta:image-count="2" meta:object-count="0" meta:page-count="1" meta:paragraph-count="8" meta:word-count="101" meta:character-count="581" meta:non-whitespace-character-count="485"/>
  </office:meta>
</office:document-meta>
</file>